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6.806cm" table:align="margins"/>
    </style:style>
    <style:style style:name="Tabela2.A" style:family="table-column">
      <style:table-column-properties style:column-width="4.202cm" style:rel-column-width="1638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3" style:family="table">
      <style:table-properties style:width="4.008cm" table:align="margins"/>
    </style:style>
    <style:style style:name="Tabela3.A" style:family="table-column">
      <style:table-column-properties style:column-width="2.004cm" style:rel-column-width="3276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4" style:family="table">
      <style:table-properties style:width="4.008cm" table:align="margins"/>
    </style:style>
    <style:style style:name="Tabela4.A" style:family="table-column">
      <style:table-column-properties style:column-width="2.004cm" style:rel-column-width="32767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5" style:family="table">
      <style:table-properties style:width="4.008cm" table:align="margins"/>
    </style:style>
    <style:style style:name="Tabela5.A" style:family="table-column">
      <style:table-column-properties style:column-width="2.004cm" style:rel-column-width="32767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6" style:family="table">
      <style:table-properties style:width="4.008cm" table:align="margins"/>
    </style:style>
    <style:style style:name="Tabela6.A" style:family="table-column">
      <style:table-column-properties style:column-width="2.004cm" style:rel-column-width="32767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P1" style:family="paragraph" style:parent-style-name="Header">
      <style:text-properties officeooo:rsid="00021614" officeooo:paragraph-rsid="00021614"/>
    </style:style>
    <style:style style:name="P2" style:family="paragraph" style:parent-style-name="Standard">
      <style:text-properties officeooo:rsid="00022972" officeooo:paragraph-rsid="00022972"/>
    </style:style>
    <style:style style:name="P3" style:family="paragraph" style:parent-style-name="Standard">
      <style:text-properties officeooo:rsid="00024059" officeooo:paragraph-rsid="00024059"/>
    </style:style>
    <style:style style:name="P4" style:family="paragraph" style:parent-style-name="Standard">
      <style:text-properties officeooo:paragraph-rsid="00030854"/>
    </style:style>
    <style:style style:name="P5" style:family="paragraph" style:parent-style-name="Standard">
      <style:text-properties fo:font-weight="bold" officeooo:rsid="0004bca1" officeooo:paragraph-rsid="00030854" style:font-weight-asian="bold" style:font-weight-complex="bold"/>
    </style:style>
    <style:style style:name="P6" style:family="paragraph" style:parent-style-name="Standard">
      <style:text-properties fo:font-weight="bold" officeooo:rsid="0004bca1" officeooo:paragraph-rsid="0004bca1" style:font-weight-asian="bold" style:font-weight-complex="bold"/>
    </style:style>
    <style:style style:name="P7" style:family="paragraph" style:parent-style-name="Standard" style:list-style-name="L3">
      <style:text-properties fo:font-weight="bold" officeooo:rsid="0004bca1" officeooo:paragraph-rsid="0004bca1" style:font-weight-asian="bold" style:font-weight-complex="bold"/>
    </style:style>
    <style:style style:name="P8" style:family="paragraph" style:parent-style-name="Standard">
      <style:text-properties fo:font-weight="bold" officeooo:rsid="000698f6" officeooo:paragraph-rsid="000698f6" style:font-weight-asian="bold" style:font-weight-complex="bold"/>
    </style:style>
    <style:style style:name="P9" style:family="paragraph" style:parent-style-name="Standard">
      <style:text-properties fo:font-weight="bold" officeooo:rsid="00082048" officeooo:paragraph-rsid="00082048" style:font-weight-asian="bold" style:font-weight-complex="bold"/>
    </style:style>
    <style:style style:name="P10" style:family="paragraph" style:parent-style-name="Standard" style:list-style-name="L4">
      <style:text-properties fo:font-weight="bold" officeooo:rsid="00082048" officeooo:paragraph-rsid="00082048" style:font-weight-asian="bold" style:font-weight-complex="bold"/>
    </style:style>
    <style:style style:name="P11" style:family="paragraph" style:parent-style-name="Standard">
      <style:text-properties fo:font-weight="bold" officeooo:rsid="0008573a" officeooo:paragraph-rsid="0008573a" style:font-weight-asian="bold" style:font-weight-complex="bold"/>
    </style:style>
    <style:style style:name="P12" style:family="paragraph" style:parent-style-name="Standard">
      <style:text-properties fo:font-weight="bold" officeooo:rsid="00096247" officeooo:paragraph-rsid="00096247" style:font-weight-asian="bold" style:font-weight-complex="bold"/>
    </style:style>
    <style:style style:name="P13" style:family="paragraph" style:parent-style-name="Standard">
      <style:text-properties fo:font-weight="bold" officeooo:rsid="000aee5f" officeooo:paragraph-rsid="000aee5f" style:font-weight-asian="bold" style:font-weight-complex="bold"/>
    </style:style>
    <style:style style:name="P14" style:family="paragraph" style:parent-style-name="Standard" style:list-style-name="L5">
      <style:text-properties fo:font-weight="bold" officeooo:rsid="000aee5f" officeooo:paragraph-rsid="000aee5f" style:font-weight-asian="bold" style:font-weight-complex="bold"/>
    </style:style>
    <style:style style:name="P15" style:family="paragraph" style:parent-style-name="Standard">
      <style:text-properties fo:font-weight="bold" officeooo:rsid="000bc279" officeooo:paragraph-rsid="000bc279" style:font-weight-asian="bold" style:font-weight-complex="bold"/>
    </style:style>
    <style:style style:name="P16" style:family="paragraph" style:parent-style-name="Standard">
      <style:text-properties fo:font-weight="bold" officeooo:rsid="000bd220" officeooo:paragraph-rsid="000bd220" style:font-weight-asian="bold" style:font-weight-complex="bold"/>
    </style:style>
    <style:style style:name="P17" style:family="paragraph" style:parent-style-name="Standard">
      <style:text-properties fo:font-weight="bold" officeooo:rsid="000d5ea6" officeooo:paragraph-rsid="000d5ea6" style:font-weight-asian="bold" style:font-weight-complex="bold"/>
    </style:style>
    <style:style style:name="P18" style:family="paragraph" style:parent-style-name="Standard">
      <style:text-properties fo:font-weight="bold" officeooo:rsid="000fa97d" officeooo:paragraph-rsid="000fa97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30854" officeooo:paragraph-rsid="00030854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rsid="00030854" officeooo:paragraph-rsid="00030854"/>
    </style:style>
    <style:style style:name="P21" style:family="paragraph" style:parent-style-name="Table_20_Contents">
      <style:paragraph-properties fo:text-align="center" style:justify-single-word="false"/>
      <style:text-properties fo:font-size="10pt" fo:font-weight="bold" officeooo:rsid="00030854" officeooo:paragraph-rsid="00030854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normal" officeooo:rsid="00030854" officeooo:paragraph-rsid="00030854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0000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 <text:span text:style-name="T1">CF88</text:span><text:span text:style-name="T2"> recuperou a figura do planejamento na Administração Pública brasileira, com a integração entre plano e orçamento por meio da criação do PPA e da LDO.</text:span></text:p>
      <text:p text:style-name="P2"><text:span text:style-name="T2"/></text:p>
      <text:p text:style-name="P3"><text:span text:style-name="T2">Os projetos de lei do PPA, da LDO e da LOA serão </text:span><text:span text:style-name="T1">apreciados pelas 2 casas do CN, </text:span><text:span text:style-name="T4">na forma do regimento comum</text:span><text:span text:style-name="T2">.</text:span></text:p>
      <text:p text:style-name="P3"><text:span text:style-name="T2"/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9">LEGISLATURA</text:p>
            <table:table table:name="Tabela2" table:style-name="Tabela2">
              <table:table-column table:style-name="Tabela2.A" table:number-columns-repeated="4"/>
              <table:table-row>
                <table:table-cell table:style-name="Tabela2.A1" office:value-type="string">
                  <text:p text:style-name="P20">1º ano</text:p>
                  <text:p text:style-name="P19">SESSÃO LEGISLATIVA</text:p>
                  <table:table table:name="Tabela3" table:style-name="Tabela3">
                    <table:table-column table:style-name="Tabela3.A" table:number-columns-repeated="2"/>
                    <table:table-row>
                      <table:table-cell table:style-name="Tabela3.A1" office:value-type="string">
                        <text:p text:style-name="P21">1º PERÍODO</text:p>
                        <text:p text:style-name="P22">2/2 a 17/7</text:p>
                      </table:table-cell>
                      <table:table-cell table:style-name="Tabela3.B1" office:value-type="string">
                        <text:p text:style-name="P21">2º PERÍODO</text:p>
                        <text:p text:style-name="P22">1/8 a 22/12</text:p>
                      </table:table-cell>
                    </table:table-row>
                  </table:table>
                  <text:p text:style-name="P19"/>
                </table:table-cell>
                <table:table-cell table:style-name="Tabela2.A1" office:value-type="string">
                  <text:p text:style-name="P20">2º ano</text:p>
                  <text:p text:style-name="P19">SESSÃO LEGISLATIVA</text:p>
                  <table:table table:name="Tabela4" table:style-name="Tabela4">
                    <table:table-column table:style-name="Tabela4.A" table:number-columns-repeated="2"/>
                    <table:table-row>
                      <table:table-cell table:style-name="Tabela4.A1" office:value-type="string">
                        <text:p text:style-name="P21">1º PERÍODO</text:p>
                        <text:p text:style-name="P22">2/2 a 17/7</text:p>
                      </table:table-cell>
                      <table:table-cell table:style-name="Tabela4.B1" office:value-type="string">
                        <text:p text:style-name="P21">2º PERÍODO</text:p>
                        <text:p text:style-name="P22">1/8 a 22/12</text:p>
                      </table:table-cell>
                    </table:table-row>
                  </table:table>
                  <text:p text:style-name="P4"/>
                </table:table-cell>
                <table:table-cell table:style-name="Tabela2.A1" office:value-type="string">
                  <text:p text:style-name="P20">3º ano</text:p>
                  <text:p text:style-name="P19">SESSÃO LEGISLATIVA</text:p>
                  <table:table table:name="Tabela5" table:style-name="Tabela5">
                    <table:table-column table:style-name="Tabela5.A" table:number-columns-repeated="2"/>
                    <table:table-row>
                      <table:table-cell table:style-name="Tabela5.A1" office:value-type="string">
                        <text:p text:style-name="P21">1º PERÍODO</text:p>
                        <text:p text:style-name="P22">2/2 a 17/7</text:p>
                      </table:table-cell>
                      <table:table-cell table:style-name="Tabela5.B1" office:value-type="string">
                        <text:p text:style-name="P21">2º PERÍODO</text:p>
                        <text:p text:style-name="P22">1/8 a 22/12</text:p>
                      </table:table-cell>
                    </table:table-row>
                  </table:table>
                  <text:p text:style-name="P4"/>
                </table:table-cell>
                <table:table-cell table:style-name="Tabela2.D1" office:value-type="string">
                  <text:p text:style-name="P20">4º ano</text:p>
                  <text:p text:style-name="P19">SESSÃO LEGISLATIVA</text:p>
                  <table:table table:name="Tabela6" table:style-name="Tabela6">
                    <table:table-column table:style-name="Tabela6.A" table:number-columns-repeated="2"/>
                    <table:table-row>
                      <table:table-cell table:style-name="Tabela6.A1" office:value-type="string">
                        <text:p text:style-name="P21">1º PERÍODO</text:p>
                        <text:p text:style-name="P22">2/2 a 17/7</text:p>
                      </table:table-cell>
                      <table:table-cell table:style-name="Tabela6.B1" office:value-type="string">
                        <text:p text:style-name="P21">2º PERÍODO</text:p>
                        <text:p text:style-name="P22">1/8 a 22/12</text:p>
                      </table:table-cell>
                    </table:table-row>
                  </table:table>
                  <text:p text:style-name="P4"/>
                </table:table-cell>
              </table:table-row>
            </table:table>
            <text:p text:style-name="P19"/>
          </table:table-cell>
        </table:table-row>
      </table:table>
      <text:p text:style-name="P5"/>
      <text:p text:style-name="P6">Prazos de entrega e devolução do PPA<text:span text:style-name="T2">:</text:span></text:p>
      <text:list xml:id="list8690571159588492254" text:style-name="L3">
        <text:list-item>
          <text:p text:style-name="P7"><text:span text:style-name="T2">Executivo → Legislativo = até 4 meses antes do encerramento do 1º exercício (31/8);</text:span></text:p>
        </text:list-item>
        <text:list-item>
          <text:p text:style-name="P7"><text:span text:style-name="T2">Legislativo → Executivo = até o encerramento do 2º período da sessão legislativa (22/12).</text:span></text:p>
        </text:list-item>
      </text:list>
      <text:p text:style-name="P9"><text:span text:style-name="T2"/></text:p>
      <text:p text:style-name="P9">Prazos de entrega e devolução da LDO<text:span text:style-name="T2">:</text:span></text:p>
      <text:list xml:id="list2198414950916570607" text:style-name="L4">
        <text:list-item>
          <text:p text:style-name="P10"><text:span text:style-name="T2">Executivo → Legislativo = até 8 meses antes do encerramento do 1º exercício (15/4);</text:span></text:p>
        </text:list-item>
        <text:list-item>
          <text:p text:style-name="P10"><text:span text:style-name="T2">Legislativo → Executivo = até o encerramento do 1º período da sessão legislativa (17/7).</text:span></text:p>
        </text:list-item>
      </text:list>
      <text:p text:style-name="P13"><text:span text:style-name="T2"/></text:p>
      <text:p text:style-name="P13">Prazos de entrega e devolução da LOA<text:span text:style-name="T2">:</text:span></text:p>
      <text:list xml:id="list6546156368368527966" text:style-name="L5">
        <text:list-item>
          <text:p text:style-name="P14"><text:span text:style-name="T2">Executivo → Legislativo = até 4 meses antes do encerramento do exercício (31/8);</text:span></text:p>
        </text:list-item>
        <text:list-item>
          <text:p text:style-name="P14"><text:span text:style-name="T2">Legislativo → Executivo = até o encerramento da sessão legislativa (22/12).</text:span></text:p>
        </text:list-item>
      </text:list>
      <text:p text:style-name="P13"><text:span text:style-name="T2"/></text:p>
      <text:p text:style-name="P9"><text:span text:style-name="T2">A </text:span>sessão legislativa <text:span text:style-name="T3">não</text:span><text:span text:style-name="T2"> será interrompida sem a aprovação da </text:span>LDO<text:span text:style-name="T2">.</text:span></text:p>
      <text:p text:style-name="P9"><text:span text:style-name="T2"/></text:p>
      <text:p text:style-name="P8"><text:span text:style-name="T2">Os </text:span>planos e programas nacionais, regionais e setoriais<text:span text:style-name="T2"> previstos na CF serão elaborados em consonância como </text:span>PPA<text:span text:style-name="T2"> e apreciados pelo </text:span>CN<text:span text:style-name="T2">.</text:span></text:p>
      <text:p text:style-name="P8"><text:span text:style-name="T2"/></text:p>
      <text:p text:style-name="P11"><text:span text:style-name="T2">A </text:span>LDO<text:span text:style-name="T2"> compreenderá as metas e prioridades da administração pública federal, incluindo as despesas de capital para o exercício financeiro subsequente, orientará a elaboração da LOA, disporá sobre alterações na legislação tributária e estabelecerá a política de aplicação das agências financeiras oficiais de fomento. Deve observar, ainda, o </text:span>equilíbrio entre receitas e despesas<text:span text:style-name="T2">.</text:span></text:p>
      <text:p text:style-name="P11"><text:span text:style-name="T2"/></text:p>
      <text:p text:style-name="P12"><text:span text:style-name="T2">A CF </text:span>veda<text:span text:style-name="T2"> o início de programas ou projetos não incluídos na </text:span>LOA<text:span text:style-name="T2">.</text:span></text:p>
      <text:p text:style-name="P12"><text:span text:style-name="T2"/></text:p>
      <text:p text:style-name="P15"><text:span text:style-name="T2">O </text:span>PLOA<text:span text:style-name="T2"> será acompanhado de demonstrativo regionalizado do efeito, sobre as receitas e despesas, decorrente de isenções, anistias, remissões, subsídios e benefícios de natureza financeira, tributária e creditícia.</text:span></text:p>
      <text:p text:style-name="P15"><text:span text:style-name="T2"/></text:p>
      <text:p text:style-name="P16"><text:span text:style-name="T2">A CF determina que os </text:span>orçamentos fiscal e orçamento de investimento das estatais<text:span text:style-name="T2">, compatibilizados com o PPA, terão entre suas funções a de reduzir desigualdades inter-regionais, segundo critério </text:span>populacional<text:span text:style-name="T2">.</text:span></text:p>
      <text:p text:style-name="P16"><text:span text:style-name="T2"/></text:p>
      <text:p text:style-name="P17"><text:span text:style-name="T2">Órgãos e entidades </text:span>vinculados <text:span text:style-name="T2">diretamente à Seguridade Social → </text:span><text:span text:style-name="T5">independentemente</text:span><text:span text:style-name="T7"> da natureza da despesa, integram o OSS.</text:span></text:p>
      <text:p text:style-name="P17"><text:soft-page-break/><text:span text:style-name="T7">Órgãos e entidades </text:span><text:span text:style-name="T6">não vinculados </text:span><text:span text:style-name="T7">à Seguridade Social → somente despesas típicas da Seguridade Social integrarão o OSS.</text:span></text:p>
      <text:p text:style-name="P17"><text:span text:style-name="T7"/></text:p>
      <text:p text:style-name="P18"><text:span text:style-name="T7">A CF </text:span><text:span text:style-name="T6">veda</text:span><text:span text:style-name="T7"> o uso, </text:span><text:span text:style-name="T6">sem autorização legislativa específica</text:span><text:span text:style-name="T7">, de recursos do OF e do OSS para suprir necessidade ou cobrir déficit de empresas, fundações e fundos, inclusive aqueles que compõem os próprios orçamentos previstos na LO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1614" officeooo:paragraph-rsid="000216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Ciclo orçamentário: PPA, LDO e LOA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0:39:04.601935439</meta:creation-date>
    <dc:date>2018-03-11T11:41:29.337497860</dc:date>
    <meta:editing-duration>PT52M6S</meta:editing-duration>
    <meta:editing-cycles>15</meta:editing-cycles>
    <meta:generator>LibreOffice/5.2.7.2$Linux_X86_64 LibreOffice_project/20m0$Build-2</meta:generator>
    <meta:document-statistic meta:table-count="6" meta:image-count="0" meta:object-count="0" meta:page-count="2" meta:paragraph-count="46" meta:word-count="449" meta:character-count="2727" meta:non-whitespace-character-count="2329"/>
  </office:meta>
</office:document-meta>
</file>